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11.303cm"/>
    </style:style>
    <style:style style:name="co4" style:family="table-column">
      <style:table-column-properties fo:break-before="auto" style:column-width="8.9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1.563cm" fo:break-before="auto" style:use-optimal-row-height="true"/>
    </style:style>
    <style:style style:name="ro6" style:family="table-row">
      <style:table-row-properties style:row-height="1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 table:style-name="Default" office:value-type="string" calcext:value-type="string">
            <text:p>テスト実施環境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　　iOSシミュレータ　バージョン 7.0 (463.9.4.2)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　　デバイス：iPhone Retina (4-inch)</text:p>
          </table:table-cell>
          <table:table-cell table:style-name="Default" table:number-columns-repeated="4"/>
        </table:table-row>
        <table:table-row table:style-name="ro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テスト項目</text:p>
          </table:table-cell>
          <table:table-cell table:style-name="ce1" office:value-type="string" calcext:value-type="string">
            <text:p>テスト内容</text:p>
          </table:table-cell>
          <table:table-cell table:style-name="ce1" office:value-type="string" calcext:value-type="string">
            <text:p>操作手順</text:p>
          </table:table-cell>
          <table:table-cell table:style-name="ce1" office:value-type="string" calcext:value-type="string">
            <text:p>テスト結果</text:p>
          </table:table-cell>
          <table:table-cell table:style-name="Default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任意くじでくじを作り、引く。</text:p>
          </table:table-cell>
          <table:table-cell office:value-type="string" calcext:value-type="string">
            <text:p>タイトルメニュー画面で、「任意くじ」をタップする。</text:p>
          </table:table-cell>
          <table:table-cell office:value-type="string" calcext:value-type="string">
            <text:p>任意くじ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結果入力フィールドに、</text:p>
            <text:p>「a,ttz,F,TRD,12,6,OOo,王様」を逐次入力し、</text:p>
            <text:p>「くじ入力」をタップする。</text:p>
          </table:table-cell>
          <table:table-cell office:value-type="string" calcext:value-type="string">
            <text:p>「くじ入力」をタップする度に、入力回数表示が1ずつ増える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「完了」をタップする。</text:p>
          </table:table-cell>
          <table:table-cell office:value-type="string" calcext:value-type="string">
            <text:p>「くじを引く」ボタンと「隠す」ボタンが出現した。</text:p>
            <text:p>「くじ入力」ボタンと「完了」ボタンが隠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くじを引く」を8回タップする。</text:p>
          </table:table-cell>
          <table:table-cell office:value-type="string" calcext:value-type="string">
            <text:p>ボタンをタップするたびに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「くじを引く」を1回タップする。</text:p>
          </table:table-cell>
          <table:table-cell table:style-name="ce3" office:value-type="string" calcext:value-type="string">
            <text:p>「隠す」ボタンが隠れ、結果に「end」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任意くじを再度引き直す。</text:p>
          </table:table-cell>
          <table:table-cell office:value-type="string" calcext:value-type="string">
            <text:p>テスト項目1の手順を実施する。</text:p>
          </table:table-cell>
          <table:table-cell office:value-type="string" calcext:value-type="string">
            <text:p>テスト項目1に同じ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「はじめから」をタップする</text:p>
          </table:table-cell>
          <table:table-cell office:value-type="string" calcext:value-type="string">
            <text:p>「はじめから」ボタンが隠れ、結果欄に「もう一回」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くじを引く」をタップする。</text:p>
          </table:table-cell>
          <table:table-cell office:value-type="string" calcext:value-type="string">
            <text:p>抽選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任意くじでくじを引く際に、「隠す」機能を使用する。</text:p>
          </table:table-cell>
          <table:table-cell office:value-type="string" calcext:value-type="string">
            <text:p>テスト項目2の手順を実施する。</text:p>
          </table:table-cell>
          <table:table-cell office:value-type="string" calcext:value-type="string">
            <text:p>テスト項目1に同じ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隠す」をタップする。</text:p>
          </table:table-cell>
          <table:table-cell office:value-type="string" calcext:value-type="string">
            <text:p>結果が隠れ、メッセージ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くじを引く」をタップする。</text:p>
          </table:table-cell>
          <table:table-cell office:value-type="string" calcext:value-type="string">
            <text:p>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任意くじでリセット機能を使う。</text:p>
          </table:table-cell>
          <table:table-cell office:value-type="string" calcext:value-type="string">
            <text:p>テスト項目2の手順を実施する。</text:p>
          </table:table-cell>
          <table:table-cell office:value-type="string" calcext:value-type="string">
            <text:p>テスト項目2に同じ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「リセット」をタップする。</text:p>
          </table:table-cell>
          <table:table-cell office:value-type="string" calcext:value-type="string">
            <text:p>結果欄にメッセージが表示され、「くじ入力」ボタンが出現し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連番くじを作り、引く。</text:p>
          </table:table-cell>
          <table:table-cell office:value-type="string" calcext:value-type="string">
            <text:p>タイトルメニュー画面で、「連番くじ」をタップする。</text:p>
          </table:table-cell>
          <table:table-cell office:value-type="string" calcext:value-type="string">
            <text:p>連番くじ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作る」をタップする。</text:p>
          </table:table-cell>
          <table:table-cell office:value-type="string" calcext:value-type="string">
            <text:p>結果に「？」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くじを引く」をタップする。</text:p>
          </table:table-cell>
          <table:table-cell office:value-type="string" calcext:value-type="string">
            <text:p>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くじを引き終わるまで「くじを引く」をタップする。</text:p>
          </table:table-cell>
          <table:table-cell office:value-type="string" calcext:value-type="string">
            <text:p>メッセージ「くじがありません。」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さいころをふる。</text:p>
          </table:table-cell>
          <table:table-cell office:value-type="string" calcext:value-type="string">
            <text:p>タイトルメニュー画面で、「ダイス＆コイン」をタップする。</text:p>
          </table:table-cell>
          <table:table-cell office:value-type="string" calcext:value-type="string">
            <text:p>ダイス＆コイン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作成」をタップする。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ダイスを振る」をタップする。</text:p>
          </table:table-cell>
          <table:table-cell office:value-type="string" calcext:value-type="string">
            <text:p>振った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3面さいころをふる。</text:p>
          </table:table-cell>
          <table:table-cell office:value-type="string" calcext:value-type="string">
            <text:p>ダイス＆コイン画面で、面数を「3」に変更する。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「作成」をタップする。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「ダイスを振る」をタップする。</text:p>
          </table:table-cell>
          <table:table-cell office:value-type="string" calcext:value-type="string">
            <text:p>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さいころを5個ふる。</text:p>
          </table:table-cell>
          <table:table-cell office:value-type="string" calcext:value-type="string">
            <text:p>ダイス＆コイン画面で、「ダイスの数を増加」を4回タップする。</text:p>
          </table:table-cell>
          <table:table-cell office:value-type="string" calcext:value-type="string">
            <text:p>「5個」と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ダイスを振る」をタップする。</text:p>
          </table:table-cell>
          <table:table-cell office:value-type="string" calcext:value-type="string">
            <text:p>結果が5つ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コイントスをする。</text:p>
          </table:table-cell>
          <table:table-cell office:value-type="string" calcext:value-type="string">
            <text:p>タイトルメニュー画面で、「ダイス＆コイン」をタップする。</text:p>
          </table:table-cell>
          <table:table-cell office:value-type="string" calcext:value-type="string">
            <text:p>ダイス＆コイン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コイントス」をタップする。</text:p>
          </table:table-cell>
          <table:table-cell office:value-type="string" calcext:value-type="string">
            <text:p>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/>
          <table:table-cell office:value-type="string" calcext:value-type="string">
            <text:p>5枚のコインでコイントスをする。</text:p>
          </table:table-cell>
          <table:table-cell office:value-type="string" calcext:value-type="string">
            <text:p>ダイス＆コイン画面で、「コインを増やす」を4回タップする。</text:p>
          </table:table-cell>
          <table:table-cell office:value-type="string" calcext:value-type="string">
            <text:p>「5枚」と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コイントス」をタップする。</text:p>
          </table:table-cell>
          <table:table-cell office:value-type="string" calcext:value-type="string">
            <text:p>結果が5つ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1〜106の連番くじを引く。</text:p>
          </table:table-cell>
          <table:table-cell office:value-type="string" calcext:value-type="string">
            <text:p>タイトルメニュー画面で、「連番くじ」をタップする。</text:p>
          </table:table-cell>
          <table:table-cell office:value-type="string" calcext:value-type="string">
            <text:p>連番くじ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上段フィールドに「101」、下段フィールドに「106」と入力する。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作る」をタップする。</text:p>
          </table:table-cell>
          <table:table-cell office:value-type="string" calcext:value-type="string">
            <text:p>結果に「？」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くじを引く」をタップする。</text:p>
          </table:table-cell>
          <table:table-cell office:value-type="string" calcext:value-type="string">
            <text:p>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101〜106の連番くじを引く。</text:p>
          </table:table-cell>
          <table:table-cell office:value-type="string" calcext:value-type="string">
            <text:p>タイトルメニュー画面で、「連番くじ」をタップする。</text:p>
          </table:table-cell>
          <table:table-cell office:value-type="string" calcext:value-type="string">
            <text:p>連番くじ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上段フィールドに「101」、下段フィールドに「106」と入力する。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「作る」をタップする。</text:p>
          </table:table-cell>
          <table:table-cell office:value-type="string" calcext:value-type="string">
            <text:p>結果に「？」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「くじを引く」をタップする。</text:p>
          </table:table-cell>
          <table:table-cell office:value-type="string" calcext:value-type="string">
            <text:p>結果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50～20の連番くじを作る</text:p>
          </table:table-cell>
          <table:table-cell office:value-type="string" calcext:value-type="string">
            <text:p>タイトルメニュー画面で、「連番くじ」をタップする。</text:p>
          </table:table-cell>
          <table:table-cell office:value-type="string" calcext:value-type="string">
            <text:p>連番くじ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上段フィールドに「50」、下段フィールドに「20」と入力する。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「作る」をタップする。</text:p>
          </table:table-cell>
          <table:table-cell office:value-type="string" calcext:value-type="string">
            <text:p>アラートメッセージが表示された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xからｑまでの連番くじを作る。</text:p>
          </table:table-cell>
          <table:table-cell office:value-type="string" calcext:value-type="string">
            <text:p>タイトルメニュー画面で、「連番くじ」をタップする。</text:p>
          </table:table-cell>
          <table:table-cell office:value-type="string" calcext:value-type="string">
            <text:p>連番くじ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上段フィールドに「x」、下段フィールドに「q」を入力する。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「作る」をタップする。</text:p>
          </table:table-cell>
          <table:table-cell office:value-type="string" calcext:value-type="string">
            <text:p>アラートメッセージが表示された。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連番くじで、範囲を指定せずにくじを作る。</text:p>
          </table:table-cell>
          <table:table-cell office:value-type="string" calcext:value-type="string">
            <text:p>タイトルメニュー画面で「連番くじ」をタップする。</text:p>
          </table:table-cell>
          <table:table-cell office:value-type="string" calcext:value-type="string">
            <text:p>連番くじ画面が表示された。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上段フィールドの文字列を削除する。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「作る」をタップする。</text:p>
          </table:table-cell>
          <table:table-cell office:value-type="string" calcext:value-type="string">
            <text:p>アラートメッセージが表示された。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00/00/00</text:date>, <text:time style:data-style-name="N2" text:time-value="0000-00-00T17:59:15.125988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5:28:40.393987000</meta:creation-date>
    <dc:date>2014-02-09T18:02:40.551797000</dc:date>
    <meta:editing-duration>PT1H37M18S</meta:editing-duration>
    <meta:editing-cycles>8</meta:editing-cycles>
    <meta:generator>LibreOffice/4.1.4.2$MacOSX_x86 LibreOffice_project/0a0440ccc0227ad9829de5f46be37cfb6edcf72</meta:generator>
    <meta:document-statistic meta:table-count="1" meta:cell-count="160" meta:object-count="0"/>
  </office:meta>
</office:document-meta>
</file>